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うわぁ・・・何だろう、この空気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肌にピリピリ刺さるような感じがするわ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ふむ、俺には何も感じられない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なんですか・・・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もしかしたら、熾天少女にだけ感じる<text:line-break/>特別な何かがあるのかも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ねえ、進むなら早く進もうよ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こんなとこ、1秒でも早く脱出したい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くまで慎重に、そして速やかに行動すると<text:line-break/>しよ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っ！？　な、何の音！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あああぁぁぁぁぁーーーっ！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もっち！？</text:p>
          </table:table-cell>
          <table:table-cell office:value-type="string" calcext:value-type="string">
            <text:p>Map091</text:p>
          </table:table-cell>
          <table:table-cell/>
          <table:table-cell office:value-type="string" calcext:value-type="string">
            <text:p>Tomocchi?!</text:p>
          </table:table-cell>
        </table:table-row>
        <table:table-row table:style-name="ro1">
          <table:table-cell office:value-type="string" calcext:value-type="string">
            <text:p>まずいな、下の階へ落ちたよう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早急に捜し出すぞ・・・！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5+02:00</meta:creation-date>
    <dc:date>2019-09-23T04:11:46.583000000</dc:date>
    <dc:title>Untitled Spreadsheet</dc:title>
    <dc:description/>
    <dc:subject/>
    <meta:keyword/>
    <meta:editing-duration>PT23S</meta:editing-duration>
    <meta:editing-cycles>1</meta:editing-cycles>
    <meta:document-statistic meta:table-count="1" meta:cell-count="15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